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officeooo:paragraph-rsid="001ba50e"/>
    </style:style>
    <style:style style:name="P3" style:family="paragraph" style:parent-style-name="Standard">
      <style:text-properties officeooo:paragraph-rsid="001d7898"/>
    </style:style>
    <style:style style:name="P4" style:family="paragraph" style:parent-style-name="Standard">
      <style:paragraph-properties fo:margin-left="1.251cm" fo:text-indent="0cm" style:auto-text-indent="false"/>
      <style:text-properties officeooo:paragraph-rsid="001d7898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break-before="page" fo:padding="0.049cm" fo:border="0.06pt solid #d9d9e3"/>
      <style:text-properties officeooo:paragraph-rsid="001ba50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officeooo:paragraph-rsid="001ba50e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ba50e" loext:padding="0.049cm" loext:border="0.06pt solid #d9d9e3"/>
    </style:style>
    <style:style style:name="T3" style:family="text">
      <style:text-properties officeooo:rsid="001d7898"/>
    </style:style>
    <style:style style:name="T4" style:family="text">
      <style:text-properties officeooo:rsid="001d7898" loext:padding="0.049cm" loext:border="0.06pt solid #d9d9e3"/>
    </style:style>
    <style:style style:name="T5" style:family="text">
      <style:text-properties fo:font-weight="normal" officeooo:rsid="001d7898" style:font-weight-asian="normal" style:font-weight-complex="normal"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</text:span><text:line-break/>Bien sûr, voici ce que vous pourriez inclure dans chaque partie de votre portfolio :</text:p>
      <text:list text:style-name="L1">
        <text:list-item>
          <text:p text:style-name="P5"><text:span text:style-name="Strong_20_Emphasis"><text:span text:style-name="T1">L’accueil avec photos et petit slogan qui vous présente :</text:span></text:span></text:p>
          <text:list>
            <text:list-item>
              <text:p text:style-name="P6"><text:span text:style-name="Strong_20_Emphasis"><text:span text:style-name="T1">Photo professionnelle :</text:span></text:span> Une image professionnelle de vous qui donne une première impression positive.</text:p>
            </text:list-item>
            <text:list-item>
              <text:p text:style-name="P6"><text:span text:style-name="Strong_20_Emphasis"><text:span text:style-name="T1">Slogan ou brève introduction :</text:span></text:span> Une phrase ou un court paragraphe décrivant votre expertise, vos valeurs ou ce qui vous distingue professionnellement.</text:p>
            </text:list-item>
          </text:list>
        </text:list-item>
        <text:list-item>
          <text:p text:style-name="P5"><text:span text:style-name="Strong_20_Emphasis"><text:span text:style-name="T1">Ma personnalité :</text:span></text:span></text:p>
          <text:list>
            <text:list-item>
              <text:p text:style-name="P6"><text:span text:style-name="Strong_20_Emphasis"><text:span text:style-name="T1">Description personnelle :</text:span></text:span> Parlez de vos valeurs, de ce qui vous motive, de vos traits de personnalité pertinents pour votre domaine.</text:p>
            </text:list-item>
            <text:list-item>
              <text:p text:style-name="P6"><text:span text:style-name="Strong_20_Emphasis"><text:span text:style-name="T1">Anecdotes professionnelles :</text:span></text:span> Des histoires ou des exemples qui illustrent votre approche ou votre style de travail.</text:p>
            </text:list-item>
          </text:list>
        </text:list-item>
        <text:list-item>
          <text:p text:style-name="P5"><text:span text:style-name="Strong_20_Emphasis"><text:span text:style-name="T1">Compétences et mes expériences (formation/retour sur des expériences) :</text:span></text:span></text:p>
          <text:list>
            <text:list-item>
              <text:p text:style-name="P6"><text:span text:style-name="Strong_20_Emphasis"><text:span text:style-name="T1">Liste de compétences :</text:span></text:span> Enumérez vos compétences clés, en mettant l'accent sur celles pertinentes pour votre domaine.</text:p>
            </text:list-item>
            <text:list-item>
              <text:p text:style-name="P6"><text:span text:style-name="Strong_20_Emphasis"><text:span text:style-name="T1">Parcours professionnel :</text:span></text:span> Détaillez votre formation académique, vos expériences professionnelles passées et actuelles, mettant en évidence vos réalisations et responsabilités spécifiques.</text:p>
            </text:list-item>
          </text:list>
        </text:list-item>
        <text:list-item>
          <text:p text:style-name="P5"><text:span text:style-name="Strong_20_Emphasis"><text:span text:style-name="T1">Projets (anciens et nouveaux) :</text:span></text:span></text:p>
          <text:list>
            <text:list-item>
              <text:p text:style-name="P6"><text:span text:style-name="Strong_20_Emphasis"><text:span text:style-name="T1">Échantillons de travail :</text:span></text:span> Incluez des exemples concrets de projets sur lesquels vous avez travaillé. Cela peut être des documents, des images, des liens vers des sites web, des extraits de code, etc.</text:p>
            </text:list-item>
            <text:list-item>
              <text:p text:style-name="P6"><text:span text:style-name="Strong_20_Emphasis"><text:span text:style-name="T1">Description des projets :</text:span></text:span> Pour chaque projet, fournissez un résumé ou une explication de ce que vous avez fait, les défis que vous avez rencontrés et les résultats obtenus.</text:p>
            </text:list-item>
          </text:list>
        </text:list-item>
        <text:list-item>
          <text:p text:style-name="P5"><text:span text:style-name="Strong_20_Emphasis"><text:span text:style-name="T1">Me contacter :</text:span></text:span></text:p>
          <text:list>
            <text:list-item>
              <text:p text:style-name="P6"><text:span text:style-name="Strong_20_Emphasis"><text:span text:style-name="T1">Coordonnées :</text:span></text:span> Incluez vos informations de contact, comme votre adresse e-mail professionnelle, numéro de téléphone professionnel (si nécessaire), lien vers vos profils sociaux professionnels.</text:p>
            </text:list-item>
            <text:list-item>
              <text:p text:style-name="P5"><text:span text:style-name="Strong_20_Emphasis"><text:span text:style-name="T1">Formulaire de contact :</text:span></text:span> Intégrez un formulaire permettant aux visiteurs d'envoyer directement des messages ou des demandes.</text:p>
            </text:list-item>
          </text:list>
        </text:list-item>
      </text:list>
      <text:p text:style-name="Standard">Qui suis-je? Qualités et défauts (questionnaire imprimé) Ce qui me distingue des autres:  une qualité? Un savoir-faire? Une activité? Une expérience? Une passion? Liste des softskills C’est quoi pour moi réussir ma vie professionnelle? Ai-je un modèle qui incarne la réussite professionnelle? Un de mes échecs? Qu’en ai-je tiré? Et si tout été possible (vous avez une baguette magique) quel métier j’aurais fait? Une croyance? Quelque chose qui me pousse à agir? Que vais-je montrer de moi? </text:p>
      <text:p text:style-name="Standard"><text:span text:style-name="Strong_20_Emphasis"><text:span text:style-name="T1"/></text:span></text:p>
      <text:p text:style-name="P3"><text:soft-page-break/><text:span text:style-name="Strong_20_Emphasis"><text:span text:style-name="T4">Accueil</text:span></text:span></text:p>
      <text:p text:style-name="P4"><text:span text:style-name="Strong_20_Emphasis"><text:span text:style-name="T5">personnalité </text:span></text:span></text:p>
      <text:p text:style-name="P4"><text:span text:style-name="Strong_20_Emphasis"><text:span text:style-name="T5">contact</text:span></text:span></text:p>
      <text:p text:style-name="P3"><text:span text:style-name="Strong_20_Emphasis"><text:span text:style-name="T4">compétence et experience </text:span></text:span></text:p>
      <text:p text:style-name="P4"><text:span text:style-name="Strong_20_Emphasis"><text:span text:style-name="T5">contact</text:span></text:span></text:p>
      <text:p text:style-name="P3"><text:span text:style-name="Strong_20_Emphasis"><text:span text:style-name="T4">projet</text:span></text:span></text:p>
      <text:p text:style-name="P4"><text:span text:style-name="Strong_20_Emphasis"><text:span text:style-name="T5">contact</text:span></text:span></text:p>
      <text:p text:style-name="P3"><text:span text:style-name="Strong_20_Emphasis"><text:span text:style-name="T4">contact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1:39:50.191000000</meta:creation-date>
    <dc:date>2023-12-12T09:42:43.353000000</dc:date>
    <meta:editing-duration>PT11M44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5" meta:word-count="364" meta:character-count="2351" meta:non-whitespace-character-count="2024"/>
  </office:meta>
</office:document-meta>
</file>